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subtitle" style:list-style-name="L1">
      <style:graphic-properties draw:stroke="none" svg:stroke-width="0cm" draw:fill="solid" draw:fill-color="#2a6099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2a6099"/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2" draw:layer="layout" svg:width="25.399cm" svg:height="19.049cm" svg:x="0cm" svg:y="0cm" presentation:class="subtitle" presentation:user-transformed="true">
          <draw:text-box>
            <text:p text:style-name="P1"><text:span text:style-name="T1"><text:s text:c="3"/></text:span><text:span text:style-name="T2">Em espírito em verdade te adoramos te adoramos Em espírito em verdade te adoramos te adoramos Reis dos reis do senhor te entregamos o nosso viver Reis dos reis do senhor te entregamos o nosso viver</text:span></text:p>
            <text:p text:style-name="P1"><text:span text:style-name="T2"><text:s/></text:span><text:span text:style-name="T2">PRA TE ADORAR O REIS DOS REIS FOI QUE NASCI O MEU JESUS MEU PRAZER É TE LOUVAR MEU PRAZER É ESTAR NOS ATRIOS DO SENHOR MEU PRAZER É VIVER NA CASA DE DEUS ONDE FLUI O AMOR (bis)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<text:s text:c="10"/></text:span><text:span text:style-name="T3">A <text:s text:c="15"/>E <text:s text:c="14"/>D <text:s text:c="15"/>A</text:span></text:p>
              <text:p text:style-name="P3"><text:span text:style-name="T3">Em espírito em verdade te adoramos te adoramos </text:span></text:p>
              <text:p text:style-name="P3"><text:span text:style-name="T3"><text:s text:c="10"/></text:span><text:span text:style-name="T3">A <text:s text:c="15"/>E <text:s text:c="14"/>D <text:s text:c="16"/>A</text:span></text:p>
              <text:p text:style-name="P3"><text:span text:style-name="T3">Em espírito em verdade te adoramos te adoramos </text:span></text:p>
              <text:p text:style-name="P3"><text:span text:style-name="T3"><text:s text:c="13"/></text:span><text:span text:style-name="T3">F#m <text:s text:c="26"/>D <text:s text:c="22"/>A</text:span></text:p>
              <text:p text:style-name="P3"><text:span text:style-name="T3">Reis dos reis do senhor te entregamos o nosso viver </text:span></text:p>
              <text:p text:style-name="P3"><text:span text:style-name="T3"><text:s text:c="13"/></text:span><text:span text:style-name="T3">F#m <text:s text:c="26"/>D <text:s text:c="9"/>Bm <text:s text:c="7"/>E</text:span></text:p>
              <text:p text:style-name="P3"><text:span text:style-name="T3">Reis dos reis do senhor te entregamos o nosso viver </text:span></text:p>
              <text:p text:style-name="P3"><text:span text:style-name="T3"><text:s text:c="20"/></text:span><text:span text:style-name="T3">D <text:s text:c="22"/>E <text:s text:c="24"/>D <text:s text:c="16"/>E</text:span></text:p>
              <text:p text:style-name="P3"><text:span text:style-name="T3">PRA TE ADORAR O REIS DOS REIS FOI QUE NASCI O MEU JESUS</text:span></text:p>
              <text:p text:style-name="P3"><text:span text:style-name="T3"><text:s text:c="16"/></text:span><text:span text:style-name="T3">C# <text:s text:c="14"/>F#m <text:s text:c="12"/>E <text:s text:c="10"/>D <text:s text:c="10"/>E <text:s text:c="22"/>A</text:span></text:p>
              <text:p text:style-name="P3"><text:span text:style-name="T3">MEU PRAZER É TE LOUVAR MEU PRAZER É ESTAR NOS ATRIOS DO SENHOR </text:span></text:p>
              <text:p text:style-name="P3"><text:span text:style-name="T3"><text:s text:c="16"/></text:span><text:span text:style-name="T3">E <text:s text:c="9"/>F#m <text:s text:c="5"/>E <text:s text:c="10"/>D <text:s text:c="16"/>E <text:s text:c="10"/>A</text:span></text:p>
              <text:p text:style-name="P3"><text:span text:style-name="T3">MEU PRAZER É VIVER NA CASA DE DEUS ONDE FLUI O AMOR (bis)</text:span></text:p>
              <text:p text:style-name="P3"><text:span text:style-name="T3"/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MARCELO</meta:initial-creator>
    <meta:editing-cycles>15</meta:editing-cycles>
    <meta:creation-date>2016-06-04T17:36:16</meta:creation-date>
    <dc:date>2024-05-13T12:23:31.299721725</dc:date>
    <meta:editing-duration>PT1H20M35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